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1692" officeooo:paragraph-rsid="00121692"/>
    </style:style>
    <style:style style:name="P2" style:family="paragraph" style:parent-style-name="Standard">
      <style:text-properties officeooo:rsid="00129ce6" officeooo:paragraph-rsid="00129ce6"/>
    </style:style>
    <style:style style:name="P3" style:family="paragraph" style:parent-style-name="Standard">
      <style:text-properties officeooo:rsid="00137b8d" officeooo:paragraph-rsid="00137b8d"/>
    </style:style>
    <style:style style:name="P4" style:family="paragraph" style:parent-style-name="Standard">
      <style:text-properties style:text-underline-style="solid" style:text-underline-width="auto" style:text-underline-color="font-color" officeooo:rsid="00137b8d" officeooo:paragraph-rsid="00137b8d"/>
    </style:style>
    <style:style style:name="P5" style:family="paragraph" style:parent-style-name="Standard">
      <style:text-properties officeooo:rsid="00121692" officeooo:paragraph-rsid="00121692"/>
    </style:style>
    <style:style style:name="P6" style:family="paragraph" style:parent-style-name="Standard">
      <style:text-properties officeooo:rsid="0015022c" officeooo:paragraph-rsid="0015022c"/>
    </style:style>
    <style:style style:name="P7" style:family="paragraph" style:parent-style-name="Standard">
      <style:text-properties officeooo:rsid="00129ce6" officeooo:paragraph-rsid="00129ce6"/>
    </style:style>
    <style:style style:name="T1" style:family="text">
      <style:text-properties officeooo:rsid="00137b8d"/>
    </style:style>
    <style:style style:name="T2" style:family="text">
      <style:text-properties officeooo:rsid="00138781"/>
    </style:style>
    <style:style style:name="T3" style:family="text">
      <style:text-properties officeooo:rsid="001561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deas</text:p>
      <text:p text:style-name="P4"/>
      <text:p text:style-name="P1">Objects have minimal standard functionality.</text:p>
      <text:p text:style-name="P1"/>
      <text:p text:style-name="P1">- they can be created</text:p>
      <text:p text:style-name="P1">- they can be destroyed</text:p>
      <text:p text:style-name="P1">- they can add tags to themselves.</text:p>
      <text:p text:style-name="P1"/>
      <text:p text:style-name="P1">The functionality and meaning of the tags is entirely down to the developer.</text:p>
      <text:p text:style-name="P1"/>
      <text:p text:style-name="P1">Objects are created using create() which is called as part of the initialise() function of the base object. <text:s/>They are removed using delete(). If an object is subclassed it is its responsibility to pass up creation/deletion as the class system does. <text:span text:style-name="T3">This this leaves tag() as the only defined method.</text:span></text:p>
      <text:p text:style-name="P1"/>
      <text:p text:style-name="P1">Tags, once added, cannot be removed. Lists of entities with each tag (and a general list) are kept as hashes so they can be quickly updated and scanned. A list of the count in each tag list is also kept.</text:p>
      <text:p text:style-name="P1"/>
      <text:p text:style-name="P1">There is a single SOE global which manages everything.</text:p>
      <text:p text:style-name="P1"/>
      <text:p text:style-name="P1">Objects can be removed individually or en masse, <text:span text:style-name="T2">giving the easy clean up.</text:span></text:p>
      <text:p text:style-name="P1"/>
      <text:p text:style-name="P1">Objects can be individually named, and this can be accessed via the SOE global.</text:p>
      <text:p text:style-name="P1"/>
      <text:p text:style-name="P6">Objects do not know what tags they have directly.</text:p>
      <text:p text:style-name="P6"/>
      <text:p text:style-name="P1">SOE can return a list of tags, a list of tag groupings or a list of all. <text:span text:style-name="T1">(object =&gt; object lists, not arrays)</text:span></text:p>
      <text:p text:style-name="P1"/>
      <text:p text:style-name="P3">tags must be standard lua identifiers. Tags are defined on first use. Tags are case insensitive.</text:p>
      <text:p text:style-name="P1"/>
      <text:p text:style-name="P1">Object removal can be detected if it is done as a consequence of processing a list.</text:p>
      <text:p text:style-name="P1"/>
      <text:p text:style-name="P1">There is a general broadcasting system which also sends time events.</text:p>
      <text:p text:style-name="P1"/>
      <text:p text:style-name="P1">There are at least the following standard tags :</text:p>
      <text:p text:style-name="P1"/>
      <text:p text:style-name="P1">update <text:tab/><text:tab/><text:tab/>update() method of object is called once per frame</text:p>
      <text:p text:style-name="P1">listener <text:tab/><text:tab/>in receipt of global messages.</text:p>
      <text:p text:style-name="P1"/>
      <text:p text:style-name="P2">Objects can be created raw or they can use mixins. <text:span text:style-name="T3">SOE:decorate(object) is used to add standard methods. (currently, only tag !)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17:13:08.133269000</meta:creation-date>
    <meta:generator>LibreOffice/4.2.4.2$MacOSX_X86_64 LibreOffice_project/63150712c6d317d27ce2db16eb94c2f3d7b699f8</meta:generator>
    <dc:date>2014-06-06T17:35:23.370186000</dc:date>
    <meta:editing-duration>PT4M1S</meta:editing-duration>
    <meta:editing-cycles>6</meta:editing-cycles>
    <meta:document-statistic meta:table-count="0" meta:image-count="0" meta:object-count="0" meta:page-count="1" meta:paragraph-count="20" meta:word-count="283" meta:character-count="1594" meta:non-whitespace-character-count="1325"/>
  </office:meta>
</office:document-meta>
</file>